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Liberation Sans" officeooo:rsid="001cd4ac" officeooo:paragraph-rsid="001cd4ac"/>
    </style:style>
    <style:style style:name="P2" style:family="paragraph" style:parent-style-name="Footnote">
      <style:text-properties officeooo:paragraph-rsid="0025ac35"/>
    </style:style>
    <style:style style:name="T1" style:family="text">
      <style:text-properties officeooo:rsid="0025ac3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5ac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es des bogues répertoriés :</text:h>
      <text:h text:style-name="Heading_20_3" text:outline-level="3">Bogue répertorié le mercredi 11/01 :</text:h>
      <text:p text:style-name="Text_20_body">Après la fusion de la table des symboles, l'affichage des noms des symboles par la commande readelf est corrompu.</text:p>
      <text:p text:style-name="Text_20_body">Par ailleurs notre reader affiche bien le nom des symboles.</text:p>
      <text:p text:style-name="Text_20_body">Nous avons vérifié l'offset de la table des chaines.</text:p>
      <text:p text:style-name="Text_20_body"><text:span text:style-name="T2">E</text:span><text:span text:style-name="T3">xplication</text:span><text:span text:style-name="T2"> possible</text:span> : Non prise en compte du décalage des index suite a la fusion dans le st_shnd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Horizontal_20_Line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" officeooo:rsid="001cd4ac" officeooo:paragraph-rsid="001cd4ac"/>
    </style:style>
    <style:style style:name="MP2" style:family="paragraph" style:parent-style-name="Footnote">
      <style:text-properties officeooo:paragraph-rsid="0025ac35"/>
    </style:style>
    <style:style style:name="MT1" style:family="text">
      <style:text-properties officeooo:rsid="0025ac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DRE Valentin<text:tab/><text:tab/></text:p>
        <text:p text:style-name="MP1">DEFOSSE Benjamin</text:p>
        <text:p text:style-name="MP1">DUQUENNOY Antoine<text:tab/><text:span text:style-name="MT1">LISTE DES BOGUES</text:span><text:tab/>2016/2017</text:p>
        <text:p text:style-name="MP1">NOVEL Mathias</text:p>
        <text:p text:style-name="MP1">MARCO Florian</text:p>
      </style:header>
      <style:footer>
        <text:p text:style-name="MP2">Pour ajouter un bogue ou suivre l'évolution d'un bug reportés par un membre extérieur au groupe :</text:p>
        <text:p text:style-name="MP2">https://github.com/Plinz/Projet_S5/issues</text:p>
        <text:p text:style-name="MP2"/>
        <text:p text:style-name="MP2">Si vous souhaitez ajouter un correctif de bogue ou suivre l'évolution d'un correctif : :</text:p>
        <text:p text:style-name="MP2">https://github.com/Plinz/Projet_S5/pull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11:51:32.339721203</dc:date>
    <meta:editing-duration>PT16M48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115" meta:character-count="758" meta:non-whitespace-character-count="656"/>
  </office:meta>
</office:document-meta>
</file>